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RegistryDataWrapper.get_even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gistryDataWrapper.EventRegistryData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ventRegistryDataWrapper.get_ke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gistryDataWrapper.setupMaps( Map keyMap , Map even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